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2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>
            <text:p>Keys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2" office:value-type="string">
            <text:p>Provisioning WS</text:p>
          </table:table-cell>
          <table:table-cell table:style-name="ce2" office:value-type="string">
            <text:p>Smart node</text:p>
          </table:table-cell>
          <table:table-cell table:style-name="ce2" office:value-type="string">
            <text:p>Dumb node</text:p>
          </table:table-cell>
        </table:table-row>
        <table:table-row table:style-name="ro2">
          <table:table-cell office:value-type="string">
            <text:p>Card master k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ummy-app write k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ummy-app read key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string">
            <text:p>Main-app write key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Main-app read key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Main-app uses key-diversification, dummy-app uses static key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10/25/2014</text:date>, <text:time>10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5T10:12:50</meta:creation-date>
    <dc:date>2014-10-25T10:16:31</dc:date>
    <meta:editing-duration>PT3M42S</meta:editing-duration>
    <meta:editing-cycles>1</meta:editing-cycles>
    <meta:document-statistic meta:table-count="3" meta:cell-count="20" meta:object-count="0"/>
    <meta:generator>LibreOffice/3.3$Unix LibreOffice_project/330m19$Build-6</meta:generator>
  </office:meta>
</office:document-meta>
</file>